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style:font-name="Comic Sans MS"/>
    </style:style>
    <style:style style:name="P2" style:family="paragraph" style:parent-style-name="Standard">
      <style:paragraph-properties fo:margin-left="0cm" fo:margin-right="0cm" fo:text-indent="1.251cm" style:auto-text-indent="false"/>
      <style:text-properties style:font-name="Comic Sans MS"/>
    </style:style>
    <style:style style:name="P3" style:family="paragraph" style:parent-style-name="Standard">
      <style:paragraph-properties fo:margin-left="0cm" fo:margin-right="0cm" fo:text-align="justify" style:justify-single-word="false" fo:text-indent="1.251cm" style:auto-text-indent="false"/>
      <style:text-properties style:font-name="Comic Sans MS"/>
    </style:style>
    <style:style style:name="P4" style:family="paragraph" style:parent-style-name="Standard">
      <style:paragraph-properties fo:text-align="justify" style:justify-single-word="false"/>
      <style:text-properties style:font-name="Comic Sans MS"/>
    </style:style>
    <style:style style:name="P5" style:family="paragraph" style:parent-style-name="Standard">
      <style:paragraph-properties fo:text-align="end" style:justify-single-word="false"/>
      <style:text-properties style:font-name="Comic Sans MS"/>
    </style:style>
    <style:style style:name="P6" style:family="paragraph" style:parent-style-name="Standard">
      <style:text-properties style:font-name="Comic Sans MS" officeooo:paragraph-rsid="00195795"/>
    </style:style>
    <style:style style:name="P7" style:family="paragraph" style:parent-style-name="Standard">
      <style:paragraph-properties fo:margin-left="0cm" fo:margin-right="0cm" fo:text-align="justify" style:justify-single-word="false" fo:text-indent="1.251cm" style:auto-text-indent="false"/>
    </style:style>
    <style:style style:name="P8" style:family="paragraph" style:parent-style-name="Standard" style:master-page-name="MP0">
      <style:paragraph-properties style:page-number="auto" fo:break-before="page"/>
      <style:text-properties style:font-name="Comic Sans MS" fo:font-weight="bold" style:font-weight-asian="bold" style:font-weight-complex="bold"/>
    </style:style>
    <style:style style:name="P9" style:family="paragraph" style:parent-style-name="Standard">
      <style:text-properties style:font-name="Comic Sans MS" officeooo:paragraph-rsid="00195795"/>
    </style:style>
    <style:style style:name="T1" style:family="text">
      <style:text-properties fo:color="#000000" loext:opacity="100%" style:font-name="Comic Sans MS"/>
    </style:style>
    <style:style style:name="T2" style:family="text">
      <style:text-properties style:font-name="Comic Sans MS"/>
    </style:style>
    <style:style style:name="T3" style:family="text">
      <style:text-properties officeooo:rsid="001b8d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anoah MPAH</text:p>
      <text:p text:style-name="P1">7 les Trois chênes</text:p>
      <text:p text:style-name="P1">37260 Villeperdue</text:p>
      <text:p text:style-name="P1">06 89 98 65 14</text:p>
      <text:p text:style-name="P1"/>
      <text:p text:style-name="P6"/>
      <text:p text:style-name="P6"/>
      <text:p text:style-name="P6"/>
      <text:p text:style-name="P6">Objet : Candidature</text:p>
      <text:p text:style-name="P1"/>
      <text:p text:style-name="P2">Madame, Monsieur,</text:p>
      <text:p text:style-name="P3"/>
      <text:p text:style-name="P3">Je m’appelle Manoah, j’ai 16 ans. Actuellement je suis en Première avec les spécialitées N.S.I (Numérique et Sciences Informatiques), Mathématiques <text:span text:style-name="T3">et H.L.P (Humanité Littérature et Philosophie) </text:span>. Je suis à la recherche d’un job d’été pour la période de juin - août <text:s/>2022.</text:p>
      <text:p text:style-name="P4"/>
      <text:p text:style-name="P7"><text:span text:style-name="Police_20_par_20_défaut"><text:span text:style-name="T1">Voir comment fonctionne une entreprise comme la vôtre </text:span></text:span><text:span text:style-name="Police_20_par_20_défaut"><text:span text:style-name="T2">m’intéresse énormément pour acquérir de des compétences dans mon futur métier. Précédemment, dans le cadre d’un stage scolaire, j’ai eu le privilège de travailler dans un magasin d’alimentation Biologique. Ce dernier m’a permis de faire mes premiers pas dans le monde du travail ce qui m’a donné l’occasion, entre autres, de découvrir qu’il faut beaucoup d’expériences pour comprendre comment marche une entreprise mais aussi pourquoi il est important de respecter les règles mises en place par l’entreprise. Ce stage m’a fait développer la capacité d’être plus attentive. Cette qualité m’aider à mûrie sur le plan professionnel.</text:span></text:span></text:p>
      <text:p text:style-name="P4"/>
      <text:p text:style-name="P3">Dans le cadre de mon cursus j’ai commencé à travailler sur des programmes telle que Python au niveau scolaire. Puis, comme vous constaterez, par passion pour l’informatique, je me suis formé par moi-même à la programmation de Web &amp; Design. De ce fait, le temps que je passerai dans votre entreprise me permettra d’acquérir d’autre compétences.</text:p>
      <text:p text:style-name="P4"/>
      <text:p text:style-name="P3">Vous souhaitant bonne réception, veuillez agréer , Madame, Monsieur, l’expression de mes sincères salutations</text:p>
      <text:p text:style-name="P1"/>
      <text:p text:style-name="P1"/>
      <text:p text:style-name="P1"/>
      <text:p text:style-name="P5"/>
      <text:p text:style-name="P5"/>
      <text:p text:style-name="P5"/>
      <text:p text:style-name="P5">Manoah MPAH</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creation-date>2021-10-16T14:51:00Z</meta:creation-date>
    <dc:date>2021-12-30T17:04:33.960000000</dc:date>
    <meta:editing-cycles>11</meta:editing-cycles>
    <meta:editing-duration>PT11M54S</meta:editing-duration>
    <meta:document-statistic meta:table-count="0" meta:image-count="0" meta:object-count="0" meta:page-count="1" meta:paragraph-count="11" meta:word-count="237" meta:character-count="1514" meta:non-whitespace-character-count="1287"/>
    <meta:template xlink:type="simple" xlink:actuate="onRequest" xlink:title="" xlink:href="../../../../../Downloads/lettre%20de%20motivation%20(1).odt/Normal.dotm"/>
  </office:meta>
</office:document-meta>
</file>